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19.05cm" style:page-number="auto" fo:break-before="page" table:align="center"/>
    </style:style>
    <style:style style:name="Table1.A" style:family="table-column">
      <style:table-column-properties style:column-width="3.175cm"/>
    </style:style>
    <style:style style:name="Table1.B" style:family="table-column">
      <style:table-column-properties style:column-width="0.476cm"/>
    </style:style>
    <style:style style:name="Table1.C" style:family="table-column">
      <style:table-column-properties style:column-width="15.399cm"/>
    </style:style>
    <style:style style:name="Table1.1" style:family="table-row">
      <style:table-row-properties style:min-row-height="4.745cm"/>
    </style:style>
    <style:style style:name="Table1.A1" style:family="table-cell">
      <style:table-cell-properties style:vertical-align="top" fo:padding="0cm" fo:border="none" fo:wrap-option="wrap"/>
    </style:style>
    <style:style style:name="Table1.2" style:family="table-row">
      <style:table-row-properties style:min-row-height="6.489cm"/>
    </style:style>
    <style:style style:name="Table1.A2" style:family="table-cell">
      <style:table-cell-properties style:vertical-align="top" fo:padding="0cm" fo:border-left="none" fo:border-right="none" fo:border-top="0.5pt solid #000000" fo:border-bottom="none" fo:wrap-option="wrap"/>
    </style:style>
    <style:style style:name="Table1.3" style:family="table-row">
      <style:table-row-properties style:row-height="0.508cm"/>
    </style:style>
    <style:style style:name="Table1.A3" style:family="table-cell">
      <style:table-cell-properties style:vertical-align="top" fo:padding="0cm" fo:border-left="none" fo:border-right="none" fo:border-top="none" fo:border-bottom="0.5pt solid #000000" fo:wrap-option="wrap"/>
    </style:style>
    <style:style style:name="Table1.4" style:family="table-row">
      <style:table-row-properties style:min-row-height="4.265cm"/>
    </style:style>
    <style:style style:name="Table1.6" style:family="table-row">
      <style:table-row-properties style:min-row-height="3.309cm"/>
    </style:style>
    <style:style style:name="Table1.A7" style:family="table-cell">
      <style:table-cell-properties style:vertical-align="top" fo:padding="0cm" fo:border="none" fo:wrap-option="wrap"/>
    </style:style>
    <style:style style:name="P1" style:family="paragraph" style:parent-style-name="Normal">
      <style:paragraph-properties fo:margin-top="0.212cm" fo:margin-bottom="0cm" loext:contextual-spacing="false" fo:line-height="100%"/>
      <style:text-properties style:font-name="Century Gothic" fo:font-size="11pt" fo:letter-spacing="0.071cm" fo:language="en" fo:country="US" fo:font-weight="bold" style:font-name-asian="Calibri" style:font-size-asian="11pt" style:font-weight-asian="bold" style:font-name-complex="Times New Roman" style:font-size-complex="11pt"/>
    </style:style>
    <style:style style:name="P2" style:family="paragraph" style:parent-style-name="Normal">
      <style:paragraph-properties fo:margin-top="0.212cm" fo:margin-bottom="0cm" loext:contextual-spacing="false" fo:line-height="100%"/>
      <style:text-properties style:font-name="Century Gothic" fo:font-size="11pt" fo:language="en" fo:country="US" style:font-name-asian="Calibri" style:font-size-asian="11pt" style:font-name-complex="Times New Roman" style:font-size-complex="11pt"/>
    </style:style>
    <style:style style:name="P3" style:family="paragraph" style:parent-style-name="Normal">
      <style:paragraph-properties fo:margin-top="0.212cm" fo:margin-bottom="0cm" loext:contextual-spacing="false" fo:line-height="100%"/>
      <style:text-properties style:font-name="Century Gothic" fo:font-size="11pt" fo:language="en" fo:country="US" officeooo:rsid="0013cd5c" officeooo:paragraph-rsid="0013cd5c" style:font-name-asian="Calibri" style:font-size-asian="11pt" style:font-name-complex="Times New Roman" style:font-size-complex="11pt"/>
    </style:style>
    <style:style style:name="P4" style:family="paragraph" style:parent-style-name="Normal">
      <style:paragraph-properties fo:margin-top="0.212cm" fo:margin-bottom="0cm" loext:contextual-spacing="false" fo:line-height="100%"/>
      <style:text-properties style:font-name="Century Gothic" fo:font-size="11pt" fo:language="en" fo:country="US" officeooo:rsid="0013cd5c" officeooo:paragraph-rsid="001ef127" style:font-name-asian="Calibri" style:font-size-asian="11pt" style:font-name-complex="Times New Roman" style:font-size-complex="11pt"/>
    </style:style>
    <style:style style:name="P5" style:family="paragraph" style:parent-style-name="Normal">
      <style:paragraph-properties fo:margin-top="0.212cm" fo:margin-bottom="0cm" loext:contextual-spacing="false" fo:line-height="100%"/>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6" style:family="paragraph" style:parent-style-name="Normal">
      <style:paragraph-properties fo:margin-top="0.212cm" fo:margin-bottom="0cm" loext:contextual-spacing="false" fo:line-height="100%">
        <style:tab-stops>
          <style:tab-stop style:position="4.683cm"/>
        </style:tab-stops>
      </style:paragraph-properties>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7" style:family="paragraph" style:parent-style-name="Normal">
      <style:paragraph-properties fo:margin-top="0.212cm" fo:margin-bottom="0cm" loext:contextual-spacing="false" fo:line-height="100%"/>
      <style:text-properties style:font-name="Century Gothic" fo:font-size="11pt" fo:language="en" fo:country="US" officeooo:rsid="002a330a" officeooo:paragraph-rsid="002a330a" style:font-name-asian="Calibri" style:font-size-asian="11pt" style:font-name-complex="Times New Roman" style:font-size-complex="11pt"/>
    </style:style>
    <style:style style:name="P8" style:family="paragraph" style:parent-style-name="Normal">
      <style:paragraph-properties fo:margin-top="0.212cm" fo:margin-bottom="0cm" loext:contextual-spacing="false" fo:line-height="100%" style:writing-mode="lr-tb"/>
      <style:text-properties officeooo:paragraph-rsid="001c41f8"/>
    </style:style>
    <style:style style:name="P9" style:family="paragraph" style:parent-style-name="Standard">
      <style:paragraph-properties fo:margin-top="0.212cm" fo:margin-bottom="0cm" loext:contextual-spacing="false" fo:line-height="100%" style:writing-mode="lr-tb"/>
      <style:text-properties officeooo:paragraph-rsid="001ef127"/>
    </style:style>
    <style:style style:name="P10" style:family="paragraph" style:parent-style-name="Job_20_Title">
      <style:paragraph-properties fo:margin-top="0cm" fo:margin-bottom="0cm" loext:contextual-spacing="false" fo:line-height="100%"/>
      <style:text-properties fo:color="#262626" style:font-name="Century Gothic" fo:font-size="14pt" fo:letter-spacing="0.071cm" fo:language="en" fo:country="US" officeooo:rsid="00172709" officeooo:paragraph-rsid="00172709" style:font-name-asian="Calibri" style:font-size-asian="14pt" style:font-name-complex="Times New Roman" style:font-size-complex="14pt"/>
    </style:style>
    <style:style style:name="P11" style:family="paragraph" style:parent-style-name="Normal">
      <style:text-properties officeooo:paragraph-rsid="0040307c"/>
    </style:style>
    <style:style style:name="P12" style:family="paragraph" style:parent-style-name="Standard">
      <style:paragraph-properties fo:line-height="100%">
        <style:tab-stops>
          <style:tab-stop style:position="3cm"/>
        </style:tab-stops>
      </style:paragraph-properties>
      <style:text-properties style:font-name="Calibri1" fo:font-size="9pt" style:text-underline-style="solid" style:text-underline-width="auto" style:text-underline-color="font-color" officeooo:rsid="000ca622" officeooo:paragraph-rsid="0040307c" style:font-size-asian="9pt" style:font-size-complex="9pt"/>
    </style:style>
    <style:style style:name="P13" style:family="paragraph" style:parent-style-name="Standard">
      <style:paragraph-properties fo:line-height="100%">
        <style:tab-stops>
          <style:tab-stop style:position="3cm"/>
        </style:tab-stops>
      </style:paragraph-properties>
      <style:text-properties style:font-name="Calibri1" fo:font-size="11pt" officeooo:rsid="000ca622" officeooo:paragraph-rsid="0040307c" style:font-size-asian="11pt" style:font-size-complex="11pt"/>
    </style:style>
    <style:style style:name="P14" style:family="paragraph" style:parent-style-name="Standard">
      <style:paragraph-properties fo:line-height="100%">
        <style:tab-stops>
          <style:tab-stop style:position="3cm"/>
        </style:tab-stops>
      </style:paragraph-properties>
      <style:text-properties style:font-name="Calibri1" fo:font-size="12pt" officeooo:rsid="000ca622" officeooo:paragraph-rsid="0040307c" style:font-size-asian="12pt" style:font-size-complex="12pt"/>
    </style:style>
    <style:style style:name="P15" style:family="paragraph" style:parent-style-name="Standard" style:master-page-name="Standard">
      <style:paragraph-properties fo:line-height="100%" style:page-number="auto" fo:break-before="page">
        <style:tab-stops>
          <style:tab-stop style:position="3cm"/>
        </style:tab-stops>
      </style:paragraph-properties>
      <style:text-properties style:font-name="Calibri1" fo:font-size="9pt" style:text-underline-style="solid" style:text-underline-width="auto" style:text-underline-color="font-color" officeooo:rsid="000ca622" officeooo:paragraph-rsid="0040307c" style:font-size-asian="9pt" style:font-size-complex="9pt"/>
    </style:style>
    <style:style style:name="P16" style:family="paragraph" style:parent-style-name="Footer" style:master-page-name="Standard">
      <style:paragraph-properties style:page-number="auto"/>
    </style:style>
    <style:style style:name="P17" style:family="paragraph" style:parent-style-name="Heading_20_1">
      <style:text-properties fo:text-transform="uppercase" fo:color="#c45911" style:font-name="Century Gothic" fo:font-size="10pt" fo:letter-spacing="0.071cm" fo:language="en" fo:country="US" fo:font-weight="bold" officeooo:rsid="002cf909" officeooo:paragraph-rsid="002cf909" style:font-name-asian="Calibri" style:font-size-asian="10pt" style:font-weight-asian="bold" style:font-name-complex="Times New Roman" style:font-size-complex="10pt"/>
    </style:style>
    <style:style style:name="P18" style:family="paragraph" style:parent-style-name="Heading_20_1">
      <style:text-properties officeooo:paragraph-rsid="0040307c"/>
    </style:style>
    <style:style style:name="P19" style:family="paragraph" style:parent-style-name="Heading_20_1">
      <style:paragraph-properties fo:margin-top="0.212cm" fo:margin-bottom="0cm" loext:contextual-spacing="false"/>
      <style:text-properties fo:text-transform="uppercase" fo:color="#c45911" style:font-name="Century Gothic" fo:font-size="11pt" fo:letter-spacing="0.071cm" fo:language="en" fo:country="US" fo:font-weight="bold" style:font-name-asian="Calibri" style:font-size-asian="11pt" style:font-weight-asian="bold" style:font-name-complex="Times New Roman" style:font-size-complex="11pt"/>
    </style:style>
    <style:style style:name="P20" style:family="paragraph" style:parent-style-name="Heading_20_1">
      <style:paragraph-properties fo:margin-top="0.212cm" fo:margin-bottom="0cm" loext:contextual-spacing="false"/>
      <style:text-properties fo:text-transform="uppercase" fo:color="#c45911" style:font-name="Century Gothic" fo:font-size="11pt" fo:letter-spacing="0.071cm" fo:language="en" fo:country="US" fo:font-weight="bold" officeooo:rsid="001095be" officeooo:paragraph-rsid="001095be" style:font-name-asian="Calibri" style:font-size-asian="11pt" style:font-weight-asian="bold" style:font-name-complex="Times New Roman" style:font-size-complex="11pt"/>
    </style:style>
    <style:style style:name="P21" style:family="paragraph" style:parent-style-name="Heading_20_1">
      <style:paragraph-properties fo:margin-top="0.212cm" fo:margin-bottom="0cm" loext:contextual-spacing="false"/>
      <style:text-properties fo:text-transform="uppercase" fo:color="#c45911" style:font-name="Century Gothic" fo:font-size="9pt" fo:letter-spacing="0.071cm" fo:language="en" fo:country="US" fo:font-weight="bold" officeooo:rsid="002cf909" officeooo:paragraph-rsid="002cf909" style:font-name-asian="Calibri" style:font-size-asian="9pt" style:font-weight-asian="bold" style:font-name-complex="Times New Roman" style:font-size-complex="9pt"/>
    </style:style>
    <style:style style:name="P22" style:family="paragraph" style:parent-style-name="Name" style:master-page-name="Standard">
      <style:paragraph-properties fo:margin-top="0.212cm" fo:margin-bottom="0cm" loext:contextual-spacing="false" fo:line-height="100%" style:page-number="auto">
        <style:tab-stops>
          <style:tab-stop style:position="9.366cm" style:type="center"/>
          <style:tab-stop style:position="19.103cm" style:type="right"/>
        </style:tab-stops>
      </style:paragraph-properties>
      <style:text-properties fo:color="#000000" style:font-name="Century Gothic" fo:font-size="12pt" fo:letter-spacing="0.106cm" fo:language="en" fo:country="US" style:font-name-asian="Calibri" style:font-size-asian="12pt" style:font-name-complex="Times New Roman" style:font-size-complex="12pt"/>
    </style:style>
    <style:style style:name="P23" style:family="paragraph" style:parent-style-name="Name" style:master-page-name="Standard">
      <style:paragraph-properties fo:margin-top="0cm" fo:margin-bottom="0cm" loext:contextual-spacing="false" fo:line-height="100%" style:page-number="auto"/>
      <style:text-properties fo:color="#c45911" style:font-name="Century Gothic" fo:font-size="28pt" fo:letter-spacing="0.106cm" fo:language="en" fo:country="US" officeooo:rsid="000096ea" officeooo:paragraph-rsid="000096ea" style:font-name-asian="Calibri" style:font-size-asian="28pt" style:font-name-complex="Times New Roman" style:font-size-complex="11pt"/>
    </style:style>
    <style:style style:name="T1" style:family="text">
      <style:text-properties officeooo:rsid="0036c37d"/>
    </style:style>
    <style:style style:name="T2" style:family="text">
      <style:text-properties style:font-name="Cambria" text:display="none"/>
    </style:style>
    <style:style style:name="T3" style:family="text">
      <style:text-properties style:font-name="Century Gothic" fo:font-size="11pt" fo:language="en" fo:country="US" officeooo:rsid="00121733" style:font-name-asian="Calibri" style:font-size-asian="11pt" style:font-name-complex="Times New Roman" style:font-size-complex="11pt"/>
    </style:style>
    <style:style style:name="T4" style:family="text">
      <style:text-properties style:font-name="Century Gothic" fo:font-size="11pt" fo:language="en" fo:country="US" officeooo:rsid="00172709" style:font-name-asian="Calibri" style:font-size-asian="11pt" style:font-name-complex="Times New Roman" style:font-size-complex="11pt"/>
    </style:style>
    <style:style style:name="T5" style:family="text">
      <style:text-properties style:font-name="Century Gothic" fo:font-size="11pt" fo:language="en" fo:country="US" officeooo:rsid="0022fcf8" style:font-name-asian="Calibri" style:font-size-asian="11pt" style:font-name-complex="Times New Roman" style:font-size-complex="11pt"/>
    </style:style>
    <style:style style:name="T6" style:family="text">
      <style:text-properties style:font-name="Century Gothic" fo:font-size="11pt" fo:language="en" fo:country="US" officeooo:rsid="003021ff" style:font-name-asian="Calibri" style:font-size-asian="11pt" style:font-name-complex="Times New Roman" style:font-size-complex="11pt"/>
    </style:style>
    <style:style style:name="T7" style:family="text">
      <style:text-properties style:font-name="Century Gothic" fo:font-size="11pt" fo:language="en" fo:country="US" officeooo:rsid="003343bc" style:font-name-asian="Calibri" style:font-size-asian="11pt" style:font-name-complex="Times New Roman" style:font-size-complex="11pt"/>
    </style:style>
    <style:style style:name="T8" style:family="text">
      <style:text-properties style:font-name="Century Gothic" fo:font-size="11pt" fo:language="en" fo:country="US" officeooo:rsid="0033be25" style:font-name-asian="Calibri" style:font-size-asian="11pt" style:font-name-complex="Times New Roman" style:font-size-complex="11pt"/>
    </style:style>
    <style:style style:name="T9" style:family="text">
      <style:text-properties style:font-name="Century Gothic" fo:font-size="11pt" fo:language="en" fo:country="US" fo:font-weight="bold" officeooo:rsid="00121733" style:font-name-asian="Calibri" style:font-size-asian="11pt" style:font-weight-asian="bold" style:font-name-complex="Times New Roman" style:font-size-complex="11pt" style:font-weight-complex="bold"/>
    </style:style>
    <style:style style:name="T10" style:family="text">
      <style:text-properties style:font-name="Century Gothic" fo:font-size="11pt" fo:language="en" fo:country="US" fo:font-weight="bold" officeooo:rsid="0024bffe" style:font-name-asian="Calibri" style:font-size-asian="11pt" style:font-weight-asian="bold" style:font-name-complex="Times New Roman" style:font-size-complex="11pt" style:font-weight-complex="bold"/>
    </style:style>
    <style:style style:name="T11" style:family="text">
      <style:text-properties style:font-name="Century Gothic" fo:font-size="11pt" fo:language="en" fo:country="US" fo:font-weight="bold" officeooo:rsid="002fdfa9" style:font-name-asian="Calibri" style:font-size-asian="11pt" style:font-weight-asian="bold" style:font-name-complex="Times New Roman" style:font-size-complex="11pt" style:font-weight-complex="bold"/>
    </style:style>
    <style:style style:name="T12" style:family="text">
      <style:text-properties style:font-name="Century Gothic" fo:font-size="11pt" fo:language="en" fo:country="US" fo:font-weight="bold" officeooo:rsid="003b06b6" style:font-name-asian="Calibri" style:font-size-asian="11pt" style:font-weight-asian="bold" style:font-name-complex="Times New Roman" style:font-size-complex="11pt" style:font-weight-complex="bold"/>
    </style:style>
    <style:style style:name="T13" style:family="text">
      <style:text-properties style:font-name="Century Gothic" fo:font-size="11pt" fo:language="en" fo:country="US" fo:font-weight="bold" officeooo:rsid="003d2ed2" style:font-name-asian="Calibri" style:font-size-asian="11pt" style:font-weight-asian="bold" style:font-name-complex="Times New Roman" style:font-size-complex="11pt" style:font-weight-complex="bold"/>
    </style:style>
    <style:style style:name="T14" style:family="text">
      <style:text-properties style:font-name="Century Gothic" fo:font-size="11pt" fo:language="en" fo:country="US" fo:font-weight="normal" officeooo:rsid="002fdfa9" style:font-name-asian="Calibri" style:font-size-asian="11pt" style:font-weight-asian="normal" style:font-name-complex="Times New Roman" style:font-size-complex="11pt" style:font-weight-complex="normal"/>
    </style:style>
    <style:style style:name="T15" style:family="text">
      <style:text-properties officeooo:rsid="000acf47"/>
    </style:style>
    <style:style style:name="T16" style:family="text">
      <style:text-properties officeooo:rsid="000d8370"/>
    </style:style>
    <style:style style:name="T17" style:family="text">
      <style:text-properties fo:font-weight="bold" style:font-weight-asian="bold" style:font-weight-complex="bold"/>
    </style:style>
    <style:style style:name="T18" style:family="text">
      <style:text-properties style:font-name-complex="Arial1"/>
    </style:style>
    <style:style style:name="T19" style:family="text">
      <style:text-properties officeooo:rsid="0042bf80"/>
    </style:style>
    <style:style style:name="T20" style:family="text">
      <style:text-properties officeooo:rsid="004477f9"/>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number:date-style style:name="N10081" number:language="en" number:country="US">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3">Isabella Merlin</text:p>
            <text:p text:style-name="P10"/>
            <text:p text:style-name="P10">Ausbildungsberaterin</text:p>
            <text:p text:style-name="Contact_20_info">1234567890 – <text:span text:style-name="T15">test@gmail.com – </text:span><text:span text:style-name="T16">www.my-website.com – </text:span><text:span text:style-name="T19">04.12.1971 – </text:span><text:span text:style-name="T20">8400 Basel - </text:span><text:span text:style-name="T19"><text:s/>Schweiz - ledig</text:span></text:p>
            <text:p text:style-name="Contact_20_info"/>
            <text:p text:style-name="P7">Ich bin ausgebildete Lehrerin und arbeite als Bildungsberaterin. Ich suche eine Stelle mit der Möglichkeit, Einfluss auf kleine und grössere Bildungssysteme zu nehmen.</text:p>
          </table:table-cell>
          <table:covered-table-cell/>
          <table:covered-table-cell/>
        </table:table-row>
        <table:table-row table:style-name="Table1.2">
          <table:table-cell table:style-name="Table1.A2" office:value-type="string">
            <text:h text:style-name="P17" text:outline-level="1">Erfahrung</text:h>
          </table:table-cell>
          <table:table-cell table:style-name="Table1.A2" office:value-type="string">
            <text:p text:style-name="P2"/>
          </table:table-cell>
          <table:table-cell table:style-name="Table1.A2" office:value-type="string">
            <text:section text:style-name="Sect1" text:name="4e081d34-60fc-44c5-9e2b-1aeaf8da0012">
              <text:p text:style-name="P8">
    <text:span text:style-name="T9">Abteilungsleiterin – </text:span>
    <text:span text:style-name="T13">Zentrum für Bildung</text:span>
    <text:span text:style-name="T9">:</text:span>
    <text:span text:style-name="T11"> </text:span>
    <text:span text:style-name="T14">Dezember 2020</text:span>
    <text:span text:style-name="T5"> -</text:span>
    <text:span text:style-name="T4"> </text:span>
    <text:span text:style-name="T6">Dezember 2021</text:span>
  </text:p>
              <text:p text:style-name="P3">Leitung der verschiedenen Teams der Abteilung für Erwachsenenbildung<text:line-break/>Beurteilung und Einstellung von Personal<text:line-break/>Genehmigung von Budgets für spezielle Bildungsprojekte</text:p>
              <text:p text:style-name="P3"/>
            </text:section>
            <text:section text:style-name="Sect1" text:name="b236734a-b448-4b46-a672-74af3d4d3491">
              <text:p text:style-name="P8">
    <text:span text:style-name="T9">Abteilungsspezialistin – </text:span>
    <text:span text:style-name="T13">Forschungszentrum</text:span>
    <text:span text:style-name="T9">:</text:span>
    <text:span text:style-name="T11"> </text:span>
    <text:span text:style-name="T14">Dezember 2019</text:span>
    <text:span text:style-name="T5"> -</text:span>
    <text:span text:style-name="T4"> </text:span>
    <text:span text:style-name="T6">Dezember 2020</text:span>
  </text:p>
              <text:p text:style-name="P3">Leitung von Workshops für Erwachsenenbildung und Lerntheorien<text:line-break/>Erstellung und Einführung von neuen Lernstrategien für Erwachsene<text:line-break/>Mentoring neuer Lehrpersonen</text:p>
              <text:p text:style-name="P3"/>
            </text:section>
            <text:p text:style-name="P2"/>
            <text:p text:style-name="P2"/>
          </table:table-cell>
        </table:table-row>
        <table:table-row table:style-name="Table1.3">
          <table:table-cell table:style-name="Table1.A3" office:value-type="string">
            <text:h text:style-name="P19" text:outline-level="1"/>
          </table:table-cell>
          <table:table-cell table:style-name="Table1.A3" office:value-type="string">
            <text:p text:style-name="P2"/>
          </table:table-cell>
          <table:table-cell table:style-name="Table1.A3" office:value-type="string">
            <text:p text:style-name="P1"/>
          </table:table-cell>
        </table:table-row>
        <table:table-row table:style-name="Table1.4">
          <table:table-cell table:style-name="Table1.A2" office:value-type="string">
            <text:h text:style-name="P21" text:outline-level="1">Ausbildung</text:h>
          </table:table-cell>
          <table:table-cell table:style-name="Table1.A2" office:value-type="string">
            <text:p text:style-name="P2"/>
          </table:table-cell>
          <table:table-cell table:style-name="Table1.A2" office:value-type="string">
            <text:section text:style-name="Sect2" text:name="9b0de59b-e460-432a-ac1f-4a11b332dbea">
              <text:p text:style-name="P9">
    <text:span text:style-name="T10">MSC in Psychologie - </text:span>
    <text:span text:style-name="T12">Goethe-Universität</text:span>
    <text:span text:style-name="T10">:</text:span>
    <text:span text:style-name="T3"> </text:span>
    <text:span text:style-name="T7">Dezember 2018</text:span>
    <text:span text:style-name="T4"> - </text:span>
    <text:span text:style-name="T8">Dezember 2019</text:span>
    <text:span text:style-name="T4"> </text:span>
  </text:p>
              <text:p text:style-name="P4">Thema der Masterarbeit: Neue Ansätze für spezialisierte Erwachsenenbildung und -training<text:line-break/>Vorstand im Debattierclub</text:p>
              <text:p text:style-name="P4"/>
            </text:section>
            <text:section text:style-name="Sect2" text:name="caa97d74-3585-496c-85e5-f51d458cc649">
              <text:p text:style-name="P9">
    <text:span text:style-name="T10">BSC in Psychologie - </text:span>
    <text:span text:style-name="T12">Fachhochschule Graubünden</text:span>
    <text:span text:style-name="T10">:</text:span>
    <text:span text:style-name="T3"> </text:span>
    <text:span text:style-name="T7">Dezember 2016</text:span>
    <text:span text:style-name="T4"> - </text:span>
    <text:span text:style-name="T8">Dezember 2017</text:span>
    <text:span text:style-name="T4"> </text:span>
  </text:p>
              <text:p text:style-name="P4">Thema der Bachelorarbeit: Können Kinder besser lernen als Erwachsene?</text:p>
              <text:p text:style-name="P4"/>
            </text:section>
            <text:p text:style-name="P2"/>
          </table:table-cell>
        </table:table-row>
        <table:table-row table:style-name="Table1.3">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row>
        <table:table-row table:style-name="Table1.6">
          <table:table-cell table:style-name="Table1.A2" office:value-type="string">
            <text:h text:style-name="P20" text:outline-level="1">Skills</text:h>
          </table:table-cell>
          <table:table-cell table:style-name="Table1.A2" office:value-type="string">
            <text:p text:style-name="P2"/>
          </table:table-cell>
          <table:table-cell table:style-name="Table1.A2" office:value-type="string">
            <text:section text:style-name="Sect2" text:name="38acaa1f-d9f6-4781-a71d-2eb7cc493882">
              <text:p text:style-name="P6"><text:span text:style-name="T17">Sprachen: </text:span>Deutsch: Muttersprache<text:line-break/>Französisch: Schriftlich &amp; Mündlich<text:line-break/>Italienisch: Grundkenntnisse</text:p>
            </text:section>
            <text:section text:style-name="Sect2" text:name="6b7df665-2250-4d60-b5ca-a0fdd857c60d">
              <text:p text:style-name="P6"><text:span text:style-name="T17">EDV: </text:span>Word, Excel, Photoshop, Linux, Outlook</text:p>
            </text:section>
            <text:section text:style-name="Sect2" text:name="80ad2cd4-1fe9-47c5-a46f-368ea339f117">
              <text:p text:style-name="P6"><text:span text:style-name="T17">Erziehung: </text:span>Analysen erstellen von Sozialisation, Erziehung und Bildung<text:line-break/>Erstellen von Lernstrategien<text:line-break/>Erkennen von Lernschwächen</text:p>
            </text:section>
            <text:section text:style-name="Sect2" text:name="2ab3792c-c538-41e9-ab93-393454f3e26f">
              <text:p text:style-name="P6"><text:span text:style-name="T17">Gegegegeg: </text:span>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line-break/><text:lin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line-break/><text:lin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line-break/><text:lin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line-break/><text:line-break/>Duis autem vel eum iriure dolor in hendrerit in vulputate velit esse molestie consequat, vel illum dolore eu feugiat nulla facilisis.   <text:line-break/><text:lin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line-break/><text:lin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text:p>
            </text:section>
            <text:p text:style-name="P5"/>
          </table:table-cell>
        </table:table-row>
        <table:table-row table:style-name="Table1.3">
          <table:table-cell table:style-name="Table1.A7" office:value-type="string">
            <text:p text:style-name="P2"/>
          </table:table-cell>
          <table:table-cell table:style-name="Table1.A7" office:value-type="string">
            <text:p text:style-name="P2"/>
          </table:table-cell>
          <table:table-cell table:style-name="Table1.A7" office:value-type="string">
            <text:p text:style-name="P2"/>
          </table:table-cell>
        </table:table-row>
      </table:table>
      <text:p text:style-name="Normal"/>
      <text:p text:style-name="Normal"/>
      <text:p text:style-name="P15"/>
      <text:p text:style-name="P12"/>
      <text:p text:style-name="P12"/>
      <text:p text:style-name="P12"/>
      <text:p text:style-name="P12"/>
      <text:p text:style-name="P12"/>
      <text:p text:style-name="P12"/>
      <text:p text:style-name="P12"/>
      <text:p text:style-name="P12">Isabella Merlin, Hauptstrasse 4, 8400 Basel</text:p>
      <text:p text:style-name="P13">Anrede</text:p>
      <text:p text:style-name="P13">Vorname Name</text:p>
      <text:p text:style-name="P13">Firma</text:p>
      <text:p text:style-name="P13">Adresse</text:p>
      <text:p text:style-name="P13">PLZ Ort</text:p>
      <text:p text:style-name="P14"/>
      <text:p text:style-name="P14"/>
      <text:p text:style-name="P14"/>
      <text:p text:style-name="P14"/>
      <text:p text:style-name="P11"><text:span text:style-name="T18">Basel</text:span>, <text:span text:style-name="T18"><text:date style:data-style-name="N10081" text:date-value="2021-12-03T17:24:57.855363367">3. December 2021</text:date></text:span></text:p>
      <text:p text:style-name="P14"/>
      <text:h text:style-name="P18" text:outline-level="1">Bewerbung als Ausbildungsberaterin</text:h>
      <text:p text:style-name="P14"/>
      <text:p text:style-name="P11">Sehr geehrte Damen und Herren</text:p>
      <text:p text:style-name="P11"/>
      <text:p text:style-name="P11"/>
      <text:p text:style-name="P11"/>
      <text:p text:style-name="P11"/>
      <text:p text:style-name="P11"/>
      <text:p text:style-name="P11"/>
      <text:p text:style-name="P11"/>
      <text:p text:style-name="P11">Freundliche Grüße</text:p>
      <text:p text:style-name="P11"/>
      <text:p text:style-name="P11">Isabella Merli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212cm" fo:margin-bottom="0cm" loext: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default-outline-level="1" style:class="text" style:master-page-name="">
      <style:paragraph-properties fo:margin-top="0.212cm" fo:margin-bottom="0cm" loext:contextual-spacing="false" style:page-number="auto">
        <style:tab-stops/>
      </style:paragraph-properties>
      <style:text-properties fo:text-transform="uppercase" fo:color="#c45911" style:font-name="Century Gothic" fo:font-family="'Century Gothic'" style:font-family-generic="swiss" style:font-pitch="variable" fo:font-size="10pt" fo:letter-spacing="0.071cm" fo:language="en" fo:country="US"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Normal" style:default-outline-level="2" style:class="text">
      <style:paragraph-properties fo:text-align="end" style:justify-single-word="false"/>
      <style:text-properties fo:color="#c45911" fo:font-weight="bold" style:font-weight-asian="bold"/>
    </style:style>
    <style:style style:name="Heading_20_3" style:display-name="Heading 3" style:family="paragraph" style:parent-style-name="Normal" style:default-outline-level="3" style:class="text">
      <style:paragraph-properties fo:margin-top="0cm" fo:margin-bottom="0cm" loext:contextual-spacing="false" fo:text-align="end" style:justify-single-word="false"/>
      <style:text-properties fo:color="#262626"/>
    </style:style>
    <style:style style:name="No_20_List" style:display-name="No List" style:family="paragraph">
      <style:paragraph-properties fo:margin-top="0cm" fo:margin-bottom="0.282cm" loext: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loext: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text-properties fo:color="#c45911" fo:font-size="28pt" fo:letter-spacing="0.106cm" style:font-size-asian="28pt"/>
    </style:style>
    <style:style style:name="Job_20_Title" style:display-name="Job Title" style:family="paragraph" style:parent-style-name="Normal">
      <style:paragraph-properties fo:margin-top="0cm" fo:margin-bottom="0cm" loext:contextual-spacing="false"/>
      <style:text-properties fo:color="#262626" fo:font-size="14pt" fo:letter-spacing="0.071cm" style:font-size-asian="14pt" style:font-size-complex="14pt"/>
    </style:style>
    <style:style style:name="Year" style:family="paragraph" style:parent-style-name="Normal">
      <style:paragraph-properties fo:margin-top="0cm" fo:margin-bottom="0cm" loext:contextual-spacing="false" fo:text-align="end" style:justify-single-word="false"/>
      <style:text-properties fo:color="#262626"/>
    </style:style>
    <style:style style:name="BodyText" style:family="paragraph" style:parent-style-name="Normal">
      <style:text-properties fo:color="#262626"/>
    </style:style>
    <style:style style:name="Contact_20_info" style:display-name="Contact info" style:family="paragraph" style:parent-style-name="Normal">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Footer" style:family="paragraph" style:parent-style-name="Norma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text-transform="uppercase" fo:color="#c45911" style:font-name="Century Gothic" fo:font-family="'Century Gothic'" style:font-family-generic="swiss" style:font-pitch="variable" fo:letter-spacing="0.071cm"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color="#c45911" style:font-name="Century Gothic" fo:font-family="'Century Gothic'" style:font-family-generic="swiss" style:font-pitch="variable" fo:language="fr" fo:country="FR" fo:font-weight="bold" style:font-weight-asian="bold"/>
    </style:style>
    <style:style style:name="Heading_20_3_20_Char" style:display-name="Heading 3 Char" style:family="text" style:parent-style-name="Default_20_Paragraph_20_Font">
      <style:text-properties fo:color="#262626" style:font-name="Century Gothic" fo:font-family="'Century Gothic'" style:font-family-generic="swiss" style:font-pitch="variable" fo:language="fr" fo:country="FR"/>
    </style:style>
    <style:style style:name="Bold_20_Expanded" style:display-name="Bold Expanded" style:family="text" style:parent-style-name="Default_20_Paragraph_20_Font">
      <style:text-properties fo:letter-spacing="0.071cm" fo:language="en" fo:country="US" fo:font-weight="bold" style:font-weight-asian="bold"/>
    </style:style>
    <style:style style:name="Header_20_Char" style:display-name="Header Char" style:family="text" style:parent-style-name="Default_20_Paragraph_20_Font">
      <style:text-properties style:font-name="Century Gothic" fo:font-family="'Century Gothic'" style:font-family-generic="swiss" style:font-pitch="variable" fo:language="fr" fo:country="FR"/>
    </style:style>
    <style:style style:name="Footer_20_Char" style:display-name="Footer Char" style:family="text" style:parent-style-name="Default_20_Paragraph_20_Font">
      <style:text-properties style:font-name="Century Gothic" fo:font-family="'Century Gothic'" style:font-family-generic="swiss" style:font-pitch="variable" fo:language="fr" fo:country="FR"/>
    </style:style>
    <style:style style:name="_5f_tgc" style:display-name="_tgc"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ame" style:master-page-name="Standard">
      <style:paragraph-properties fo:margin-top="0.212cm" fo:margin-bottom="0cm" loext:contextual-spacing="false" fo:line-height="100%" style:page-number="auto">
        <style:tab-stops>
          <style:tab-stop style:position="9.366cm" style:type="center"/>
          <style:tab-stop style:position="19.103cm" style:type="right"/>
        </style:tab-stops>
      </style:paragraph-properties>
      <style:text-properties fo:color="#000000" style:font-name="Century Gothic" fo:font-size="12pt" fo:letter-spacing="0.106cm" fo:language="en" fo:country="US" style:font-name-asian="Calibri" style:font-size-asian="12pt" style:font-name-complex="Times New Roman" style:font-size-complex="12pt"/>
    </style:style>
    <style:style style:name="MP2" style:family="paragraph" style:parent-style-name="Footer" style:master-page-name="Standard">
      <style:paragraph-properties style:page-number="auto"/>
    </style:style>
    <style:style style:name="MT1" style:family="text">
      <style:text-properties officeooo:rsid="0036c37d"/>
    </style:style>
    <style:style style:name="MT2" style:family="text">
      <style:text-properties style:font-name="Cambria" text:display="none"/>
    </style:style>
    <style:page-layout style:name="Mpm1">
      <style:page-layout-properties fo:page-width="21.59cm" fo:page-height="27.94cm" style:num-format="1" style:print-orientation="portrait" fo:margin-top="1.27cm" fo:margin-bottom="1.27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Isabella Merlin</text:span></text:p>
      </style:header>
      <style:footer>
        <text:p text:style-name="MP2"><text:span text:style-name="_5f_tgc"><text:span text:style-name="MT2">© </text:span></text:span><text:span text:style-name="MT2">This Free Resume Template is the copyright of Hloom.com. The unauthorized copying, sharing or distribution of copyrighted material is strictly prohibited.</text:span></text:p>
      </style:footer>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Substantial OpenOffice Resume</dc:title>
    <meta:creation-date>2017-08-04T17:35:35.17</meta:creation-date>
    <meta:editing-cycles>53</meta:editing-cycles>
    <meta:editing-duration>PT2H49M25S</meta:editing-duration>
    <dc:subject>hloom.com</dc:subject>
    <meta:initial-creator>hloom.com </meta:initial-creator>
    <dc:date>2021-12-03T17:24:57.717743254</dc:date>
    <meta:document-statistic meta:table-count="1" meta:image-count="0" meta:object-count="0" meta:page-count="2" meta:paragraph-count="27" meta:word-count="59" meta:character-count="703" meta:non-whitespace-character-count="663"/>
  </office:meta>
</office:document-meta>
</file>